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style:rel-width="100%" table:align="left"/>
    </style:style>
    <style:style style:name="Tabella1.A" style:family="table-column">
      <style:table-column-properties style:column-width="17cm" style:rel-column-width="65535*"/>
    </style:style>
    <style:style style:name="Tabella1.A1" style:family="table-cell">
      <style:table-cell-properties fo:padding="0.049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OBJ_PREFIX_DWT54_com_zimbra_url"/><text:bookmark text:name="OBJ_PREFIX_DWT43_com_zimbra_url"/><text:a xlink:type="simple" xlink:href="http://blog.tagliaerbe.com/2015/01/leggibilita.html" office:target-frame-name="_blank" xlink:show="new" text:style-name="Internet_20_link" text:visited-style-name="Visited_20_Internet_20_Link">http://blog.tagliaerbe.com/2015/01/leggibilita.html</text:a><text:line-break/><text:line-break/><text:bookmark text:name="OBJ_PREFIX_DWT44_com_zimbra_url"/><text:bookmark text:name="OBJ_PREFIX_DWT55_com_zimbra_url"/><text:a xlink:type="simple" xlink:href="http://www.questionidiusabilita.it/2016/01/migliorare-leggibilita-testo-sullo-schermo.html" office:target-frame-name="_blank" xlink:show="new" text:style-name="Internet_20_link" text:visited-style-name="Visited_20_Internet_20_Link">http://www.questionidiusabilita.it/2016/01/migliorare-leggibilita-testo-sullo-schermo.html</text:a><text:line-break/><text:line-break/><text:bookmark text:name="OBJ_PREFIX_DWT45_com_zimbra_url"/><text:bookmark text:name="OBJ_PREFIX_DWT56_com_zimbra_url"/><text:a xlink:type="simple" xlink:href="http://www.letturagevolata.it/letturagevolata/leggibilita-testo/leggibilita-e-web" office:target-frame-name="_blank" xlink:show="new" text:style-name="Internet_20_link" text:visited-style-name="Visited_20_Internet_20_Link">http://www.letturagevolata.it/letturagevolata/leggibilita-testo/leggibilita-e-web</text:a><text:line-break/><text:line-break/><text:bookmark text:name="OBJ_PREFIX_DWT46_com_zimbra_url"/><text:bookmark text:name="OBJ_PREFIX_DWT57_com_zimbra_url"/><text:a xlink:type="simple" xlink:href="http://blog.oneminutesite.it/impara_a_creare_il_tuo_sito_web/copywriting-come-rendere-leggibili-le-pagine-web/" office:target-frame-name="_blank" xlink:show="new" text:style-name="Internet_20_link" text:visited-style-name="Visited_20_Internet_20_Link">http://blog.oneminutesite.it/impara_a_creare_il_tuo_sito_web/copywriting-come-rendere-leggibili-le-pagine-web/</text:a><text:line-break/><text:line-break/><text:bookmark text:name="OBJ_PREFIX_DWT47_com_zimbra_url"/><text:bookmark text:name="OBJ_PREFIX_DWT58_com_zimbra_url"/><text:a xlink:type="simple" xlink:href="http://www.di.unipi.it/~cappelli/seminari/dimodica.pdf" office:target-frame-name="_blank" xlink:show="new" text:style-name="Internet_20_link" text:visited-style-name="Visited_20_Internet_20_Link">http://www.di.unipi.it/~cappelli/seminari/dimodica.pdf</text:a><text:line-break/><text:line-break/><text:bookmark text:name="OBJ_PREFIX_DWT48_com_zimbra_url"/><text:bookmark text:name="OBJ_PREFIX_DWT59_com_zimbra_url"/><text:a xlink:type="simple" xlink:href="http://www.letturagevolata.it/letturagevolata/leggibilita-testo/fattori-che-condizionano-la-leggibilita/contrasto/combinazioni-di-colore-testo-sfondo-piu-leggibili" office:target-frame-name="_blank" xlink:show="new" text:style-name="Internet_20_link" text:visited-style-name="Visited_20_Internet_20_Link">http://www.letturagevolata.it/letturagevolata/leggibilita-testo/fattori-che-condizionano-la-leggibilita/contrasto/combinazioni-di-colore-testo-sfondo-piu-leggibili</text:a><text:line-break/><text:line-break/><text:bookmark text:name="OBJ_PREFIX_DWT49_com_zimbra_url"/><text:bookmark text:name="OBJ_PREFIX_DWT60_com_zimbra_url"/><text:a xlink:type="simple" xlink:href="http://security.polito.it/~lioy/01nbe/webdesign_6x.pdf" office:target-frame-name="_blank" xlink:show="new" text:style-name="Internet_20_link" text:visited-style-name="Visited_20_Internet_20_Link">http://security.polito.it/~lioy/01nbe/webdesign_6x.pdf</text:a><text:line-break/><text:line-break/></text:p>
      <text:p text:style-name="Standard"><text:bookmark text:name="zv__TV__TV-main_MSG_hdrTableTopRow"/></text:p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Table_20_Contents">http://www.siteinside.com/leggibilita-sito-web-e-audienc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3:38:07.160000000</meta:creation-date>
    <dc:date>2018-09-26T13:38:48.426000000</dc:date>
    <meta:editing-duration>PT41S</meta:editing-duration>
    <meta:editing-cycles>1</meta:editing-cycles>
    <meta:document-statistic meta:table-count="1" meta:image-count="0" meta:object-count="0" meta:page-count="1" meta:paragraph-count="2" meta:word-count="8" meta:character-count="674" meta:non-whitespace-character-count="660"/>
    <meta:generator>LibreOffice/5.4.1.2$Windows_x86 LibreOffice_project/ea7cb86e6eeb2bf3a5af73a8f7777ac570321527</meta:generator>
  </office:meta>
</office:document-meta>
</file>